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Times" fo:font-size="10pt" style:font-name-asian="Times New Roman1" style:font-size-asian="10pt" style:font-name-complex="Times New Roman1" style:font-size-complex="10pt"/>
    </style:style>
    <style:style style:name="P2" style:family="paragraph" style:parent-style-name="Standard">
      <style:text-properties style:font-name="Times" fo:font-size="10pt" style:font-size-asian="10pt" style:font-name-complex="Times New Roman1" style:font-size-complex="10pt"/>
    </style:style>
    <style:style style:name="P3" style:family="paragraph" style:parent-style-name="Standard" style:master-page-name="Standard">
      <style:paragraph-properties style:page-number="auto"/>
    </style:style>
    <style:style style:name="T1" style:family="text">
      <style:text-properties fo:color="#000000" style:font-name="Times New Roman" fo:font-weight="bold" style:font-weight-asian="bold" style:font-name-complex="Times New Roman1" style:font-weight-complex="bold"/>
    </style:style>
    <style:style style:name="T2" style:family="text">
      <style:text-properties fo:color="#000000" style:font-name="Times New Roman" style:font-name-complex="Times New Roman1"/>
    </style:style>
    <style:style style:name="T3" style:family="text">
      <style:text-properties fo:color="#000000" style:font-name="Times New Roman" officeooo:rsid="001f47e0" style:font-name-complex="Times New Roman1"/>
    </style:style>
    <style:style style:name="T4" style:family="text">
      <style:text-properties fo:color="#000000" style:font-name="Times New Roman" officeooo:rsid="0020f46d" style:font-name-complex="Times New Roman1"/>
    </style:style>
    <style:style style:name="T5" style:family="text">
      <style:text-properties fo:color="#000000" style:font-name="Times New Roman" fo:background-color="#ffff00" loext:char-shading-value="0" style:font-name-complex="Times New Roman1"/>
    </style:style>
    <style:style style:name="T6" style:family="text">
      <style:text-properties fo:color="#000000" style:font-name="Times New Roman" officeooo:rsid="001f47e0" fo:background-color="#ffff00" loext:char-shading-value="0" style:font-name-complex="Times New Roman1"/>
    </style:style>
    <style:style style:name="T7" style:family="text">
      <style:text-properties fo:color="#000000" style:font-name="Times New Roman" fo:font-style="italic" fo:background-color="#ffff00" loext:char-shading-value="0" style:font-style-asian="italic" style:font-name-complex="Times New Roman1" style:font-style-complex="italic"/>
    </style:style>
    <style:style style:name="T8" style:family="text">
      <style:text-properties fo:color="#000000" style:font-name="Times New Roman" officeooo:rsid="001f47e0" fo:background-color="#ff3333" loext:char-shading-value="0" style:font-name-complex="Times New Roman1"/>
    </style:style>
    <style:style style:name="T9" style:family="text">
      <style:text-properties fo:color="#000000" style:font-name="Times New Roman" fo:background-color="#ff3333" loext:char-shading-value="0" style:font-name-complex="Times New Roman1"/>
    </style:style>
    <style:style style:name="T10" style:family="text">
      <style:text-properties fo:color="#000000" style:font-name="Times New Roman" officeooo:rsid="0020f46d" fo:background-color="#ff3333" loext:char-shading-value="0" style:font-name-complex="Times New Roman1"/>
    </style:style>
    <style:style style:name="T11" style:family="text">
      <style:text-properties style:font-name="Times" fo:font-size="10pt" style:font-size-asian="10pt" style:font-name-complex="Times New Roman1" style:font-size-complex="10pt"/>
    </style:style>
    <style:style style:name="T12" style:family="text">
      <style:text-properties fo:color="#800000" style:font-name="Times New Roman" officeooo:rsid="001f47e0" fo:background-color="#ff3333" loext:char-shading-value="0" style:font-name-complex="Times New Roman1"/>
    </style:style>
    <style:style style:name="T13" style:family="text">
      <style:text-properties fo:color="#800000" style:font-name="Times New Roman" officeooo:rsid="0020f46d" fo:background-color="#ff3333" loext:char-shading-value="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va kan vi vurdere i ”who-said-what paradigme og hvordan kan dette oppnåes? Why is categorization by sex automatic, but categorization by race not, according to evolutionary psychology?</text:span></text:p>
      <text:p text:style-name="P1"/>
      <text:p text:style-name="Standard"><text:span text:style-name="T2">Innen psykologien har det blitt argumentert for og blitt støttet empirisk, at det er tre hoved attribusjoner som automatisk kodes i det du møter et annet menneske. Disse tre er kjønn, alder og rase. <text:s/>Både kjønn og alder er to veldig plausible og selvfølgelige attribusjoner som blir kodet, men rase er det ikke sett fra et evolusjonistisk ståsted. Hvis du ser på rase som en enkeltstående attribusjon så er det ingenting som sier at rase skal sees på som en automatisert og selvfølgelig (mandatory-obligatorisk) prosess å prosessere. Mens både kjønn og alder har flere fordelaktige </text:span><text:span text:style-name="T12">bruksområder</text:span><text:span text:style-name="T5">uses</text:span><text:span text:style-name="T2">, så har ikke rase det. </text:span><text:span text:style-name="T5">In the earlier years of humankind</text:span><text:span text:style-name="T6"> </text:span><text:span text:style-name="T8">I menneskehetens tidliger år</text:span><text:span text:style-name="T2"> var all forflytting begrenset til å gå til fots, </text:span><text:span text:style-name="T3">noe som betyr at å flytte seg over lengre avstander var vanskelig/umulig</text:span><text:span text:style-name="T2">. Det</text:span><text:span text:style-name="T3">te betyr at i aller største grad </text:span><text:span text:style-name="T2">opplevde </text:span><text:span text:style-name="T3">man ikke</text:span><text:span text:style-name="T2"> å møte på andre raser enn sin egen, så derfor er ikke prosessering av rase en funksjon som ville ha</text:span><text:span text:style-name="T3">tt</text:span><text:span text:style-name="T2"> noen </text:span><text:span text:style-name="T3">brukbar</text:span><text:span text:style-name="T2"> betydning. For å </text:span><text:span text:style-name="T3">likevel forklare hvorfor man innkoder rase</text:span><text:span text:style-name="T2"> har det blitt foreslått at </text:span><text:span text:style-name="T3">det</text:span><text:span text:style-name="T2"> heller er et biprodukt av mer fundamentale prosesser fra gammelt av. Å kunne være </text:span><text:span text:style-name="T3">i </text:span><text:span text:style-name="T2">stand til å oppdage ko</text:span><text:span text:style-name="T3">ali</text:span><text:span text:style-name="T2">sjoner og allianser ansees som viktig </text:span><text:span text:style-name="T3">egenskap</text:span><text:span text:style-name="T2"> for overlevelse og </text:span><text:span text:style-name="T3">er derfor ansett som en automatisk og obligatorisk prosess.</text:span><text:span text:style-name="T2"> </text:span><text:span text:style-name="T3">D</text:span><text:span text:style-name="T2">et </text:span><text:span text:style-name="T3">er av dette</text:span><text:span text:style-name="T2"> hevdet at prosessering av rase er en adapsjon av denne prosessen. Å forstå og oppdage koalisjoner kan ansees som en nødvendighet og hvilke variabler som </text:span><text:span text:style-name="T3">kunne</text:span><text:span text:style-name="T2"> predikere det</text:span><text:span text:style-name="T3">te har vært i stadig endring</text:span><text:span text:style-name="T2"> endring. Denne egenskapen måtte være svært adaptiv og det var viktig å alltid være på utkikk etter nye og troverdige «cues» som kunne hinte om en mulig koalisjon. For å få bekreftet om rase er et biprodukt kan det benyttes et paradigme med navn <text:s/>“Who-said-what paradigm”. Eksempler vil bli gitt senere i oppgaven om hvordan.</text:span></text:p>
      <text:p text:style-name="P1"/>
      <text:p text:style-name="Standard"><text:span text:style-name="T2">Who-said-what paradigm er en akseptert metode for å avsløre om noen kategoriserer eller ikke, </text:span><text:span text:style-name="T9">på en </text:span><text:span text:style-name="T8">måte som ikke påvirker resultatene</text:span><text:span text:style-name="T5">ikke påtrengende måte</text:span><text:span text:style-name="T2">, som gjør at det på ingen måte er mulig for deltageren å skjule sin kategorisering </text:span><text:span text:style-name="T3">(</text:span><text:span text:style-name="T2">med mindre de er klar over hvordan metoden fungerer). Deltagerne blir vist bilder av forskjellige mennesker som de blir bedt om å danne seg en mening om. Senere vil de bli vist forskjellige setninger som er satt i sammenheng med en person for hver setning. Når de første stegene er gjennomført, kommer det et tredje steg. En overraskelsestest som deltageren ikke var informert om på forhånd. Deltagerne blir nå vist de tidligere benyttede tekstene i tilfeldig rekkefølge og spurt om å matche setningene til det rette fotoet. Basert på resultatet fra den</text:span><text:span text:style-name="T4">ne</text:span><text:span text:style-name="T2"> </text:span><text:span text:style-name="T4">testen </text:span><text:span text:style-name="T2">så kan man vanligvis med gode resultater finne ut av om han/hun har gruppert menneskene/bildene eller ikke. Hvis deltageren har satt to bilder sammen i en gruppe så er det mer sannsynlig at deltageren vil blande de respektive setningene sammen, enn om de hadde tilhørt to ulike grupper. Ved å se på resultatene av d</text:span><text:span text:style-name="T4">enne</text:span><text:span text:style-name="T2"> testen kan man </text:span><text:span text:style-name="T4">da</text:span><text:span text:style-name="T2"> se om deltageren har kategorisert personene eller ikke. I tillegg ved å se på fellestrekkene innen en ”gruppe”, så ser man hvilke trekk deltageren har</text:span><text:span text:style-name="T4"> brukt til å</text:span><text:span text:style-name="T2"> kategoriser</text:span><text:span text:style-name="T4">e</text:span><text:span text:style-name="T2">. </text:span></text:p>
      <text:p text:style-name="Standard"><text:span text:style-name="T4">Skal vi benytte </text:span><text:span text:style-name="T2">who-said-what paradigm</text:span><text:span text:style-name="T4">et</text:span><text:span text:style-name="T2"> for å se hvorvidt koding av rase er et biprodukt eller ikke må vi ta med et par forutsetninger. Denne oppgaven vil kun se på to forutsetninger og gi eksempel på hvordan man kan sjekke dette opp mot who-said-what paradigme</text:span><text:span text:style-name="T4">t</text:span><text:span text:style-name="T2">.</text:span></text:p>
      <text:p text:style-name="P2"/>
      <text:p text:style-name="Standard"><text:span text:style-name="T2">1. Hvis rase ikke er automatisert og </text:span><text:span text:style-name="T13">obligatorisk</text:span><text:span text:style-name="T5">mandatory</text:span><text:span text:style-name="T2">, men et biprodukt av </text:span><text:span text:style-name="T10">en prosess hvor man bedømmer koalisjoner </text:span><text:span text:style-name="T5">judging coalitions</text:span><text:span text:style-name="T2">, da skulle det være mulig å </text:span><text:span text:style-name="T4">fjerne innkoding av rase </text:span><text:span text:style-name="T2">ved å manipulere variablene.</text:span></text:p>
      <text:p text:style-name="Standard"><text:soft-page-break/><text:span text:style-name="T2">2. Hvis rase er et biprodukt av bedømmelses heuristikker og ikke bare </text:span><text:span text:style-name="T9">vilkårlig</text:span><text:span text:style-name="T10">e</text:span><text:span text:style-name="T9"> cues skulle det være mulig å </text:span><text:span text:style-name="T10">bruke andre tilfeldige «cues», og manipulere disse på en slik måte at de vil kunne vise de samme egenskapene som rase når det gjelder innkoding.(ved å gi tilfeldige «cues» den samme viktighet som rase når det gjelder forståelse av koalisjoner)</text:span><text:span text:style-name="T2"> If race is a </text:span><text:span text:style-name="T5">byproduct of judging coalitions, other completely arbitrary cues should be able to elicit the same properties as race, if given the same importance as race in detecting coalitions.</text:span></text:p>
      <text:p text:style-name="P1"/>
      <text:p text:style-name="Standard"><text:span text:style-name="T2">I dette eksperimentet og flere andre ble prediksjoner testet ved å benytte who-said-what paradigme</text:span><text:span text:style-name="T4">t</text:span><text:span text:style-name="T2">. For testing av den første prediksjonen gjennomgikk deltagerne en standard who-said-what paradigme </text:span><text:span text:style-name="T4">test. </text:span><text:span text:style-name="T10">I det første eksperimentet var det eneste som på noen som helst måte kunne gi hint om hvilken gruppe de tilhørte</text:span><text:span text:style-name="T9"> </text:span><text:span text:style-name="T10">var hva de sa.</text:span><text:span text:style-name="T5">test, det eneste, i den grad mulig, and the </text:span><text:span text:style-name="T7">only </text:span><text:span text:style-name="T5">thing (to the extent possible) giving off hints as to which “group” they belonged, were what they said.</text:span><text:span text:style-name="T2"> Eksempel; <text:s/>“vi liker dem ikke” og “ det er oss vs. dem”. Disse setningene var uttalt på en slik måte at det var mulig å konkludere med hvilken gruppe hvert individ tilhørte. I dette tilfelle</text:span><text:span text:style-name="T4">t</text:span><text:span text:style-name="T2"> så de at rase ikke var en av de største årsakene for kategorisering. </text:span><text:span text:style-name="T4">Det var til stede, men ikke signifikant.</text:span><text:span text:style-name="T2"> </text:span></text:p>
      <text:p text:style-name="Standard"><text:span text:style-name="T2">For å teste den andre prediksjonen ble en variasjon av eksempelet over benyttet. Her var fargen på </text:span><text:span text:style-name="T4">t</text:span><text:span text:style-name="T2">-</text:span><text:span text:style-name="T4">skjortene</text:span><text:span text:style-name="T2"> manipulert. Menneskene på bildet hadde enten gule eller grå t-</text:span><text:span text:style-name="T4">skjorter</text:span><text:span text:style-name="T2"> og i følge prediksjonene tatt ut i fra hypotesen om at rase er et biprodukt, så skulle t-</text:span><text:span text:style-name="T4">skjortene </text:span><text:span text:style-name="T2">som er et vilkårlig cue, bli </text:span><text:span text:style-name="T4">inn</text:span><text:span text:style-name="T2">kodet like sterkt som ras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ta Winther</meta:initial-creator>
    <meta:editing-cycles>4</meta:editing-cycles>
    <meta:creation-date>2015-04-17T15:53:00</meta:creation-date>
    <dc:date>2015-04-18T11:34:44.241000000</dc:date>
    <meta:editing-duration>PT21M10S</meta:editing-duration>
    <meta:generator>LibreOffice/4.3.4.1$Windows_x86 LibreOffice_project/bc356b2f991740509f321d70e4512a6a54c5f243</meta:generator>
    <meta:document-statistic meta:table-count="0" meta:image-count="0" meta:object-count="0" meta:page-count="2" meta:paragraph-count="8" meta:word-count="916" meta:character-count="5507" meta:non-whitespace-character-count="4593"/>
    <meta:user-defined meta:name="AppVersion">14.0000</meta:user-defined>
    <meta:user-defined meta:name="Company">INTHER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